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50000027A33B3CC73.png" manifest:media-type="image/png"/>
  <manifest:file-entry manifest:full-path="Pictures/1000DDB700005360000042EFB96DFFAB.svg" manifest:media-type="image/svg+xml"/>
  <manifest:file-entry manifest:full-path="Pictures/10000201000001C70000028353004750.png" manifest:media-type="image/png"/>
  <manifest:file-entry manifest:full-path="Pictures/10004ADA00002F000000427D68E3BF56.svg" manifest:media-type="image/svg+xml"/>
  <manifest:file-entry manifest:full-path="Pictures/1000020100000034000000342593919D.png" manifest:media-type="image/png"/>
  <manifest:file-entry manifest:full-path="Pictures/100064440000056700000567E304767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6.26cm" fo:min-width="23.63cm"/>
    </style:style>
    <style:style style:name="gr2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2.925cm" fo:min-width="3.443cm"/>
    </style:style>
    <style:style style:name="gr3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4.196cm" fo:min-width="5.215cm"/>
    </style:style>
    <style:style style:name="gr4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465cm" fo:min-width="3.31cm"/>
    </style:style>
    <style:style style:name="gr5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465cm" fo:min-width="4.58cm"/>
    </style:style>
    <style:style style:name="gr6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8.975cm" fo:min-width="16.245cm"/>
    </style:style>
    <style:style style:name="gr7" style:family="graphic" style:parent-style-name="standard">
      <style:graphic-properties draw:fill="solid" draw:fill-color="#94006b" draw:textarea-horizontal-align="justify" draw:textarea-vertical-align="middle" draw:auto-grow-height="false" fo:min-height="2.168cm" fo:min-width="1.917cm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 fo:min-height="2.168cm" fo:min-width="1.918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 fo:min-height="2.168cm" fo:min-width="1.917cm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 fo:min-height="2.168cm" fo:min-width="1.918cm"/>
    </style:style>
    <style:style style:name="gr11" style:family="graphic" style:parent-style-name="standard">
      <style:graphic-properties draw:fill="solid" draw:fill-color="#9999ff" draw:textarea-horizontal-align="justify" draw:textarea-vertical-align="middle" draw:auto-grow-height="false" fo:min-height="0.633cm" fo:min-width="1.435cm"/>
    </style:style>
    <style:style style:name="gr12" style:family="graphic" style:parent-style-name="standard">
      <style:graphic-properties draw:fill="solid" draw:fill-color="#4c1900" draw:textarea-horizontal-align="justify" draw:textarea-vertical-align="middle" draw:auto-grow-height="false" fo:min-height="2.167cm" fo:min-width="1.918cm"/>
    </style:style>
    <style:style style:name="gr13" style:family="graphic" style:parent-style-name="standard">
      <style:graphic-properties draw:fill="solid" draw:fill-color="#aecf00" draw:textarea-horizontal-align="justify" draw:textarea-vertical-align="middle" draw:auto-grow-height="false" fo:min-height="2.168cm" fo:min-width="1.91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stroke="dash" draw:stroke-dash="Ultrafine_20_Dashed"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02cm" svg:stroke-color="#000080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16.51cm" svg:x="1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43cm" svg:height="3.175cm" svg:x="20.552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4.446cm" svg:x="18.78cm" svg:y="2.2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5.715cm" svg:x="7.15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5.715cm" svg:x="1.635cm" svg:y="11.7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6.745cm" svg:height="9.225cm" svg:x="1.635cm" svg:y="2.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417cm" svg:height="2.418cm" svg:x="6.067cm" svg:y="2.905cm">
          <text:p text:style-name="P1">AUT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418cm" svg:height="2.418cm" svg:x="9.488cm" svg:y="6.153cm">
          <text:p text:style-name="P1">SIG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17cm" svg:height="2.418cm" svg:x="3.37cm" svg:y="2.905cm">
          <text:p text:style-name="P1">WSRV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418cm" svg:height="2.418cm" svg:x="3.835cm" svg:y="11.988cm">
          <text:p text:style-name="P1">WAPP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418cm" svg:height="2.418cm" svg:x="7.684cm" svg:y="12.141cm">
          <text:p text:style-name="P1">WAPP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934cm" svg:height="1.934cm" svg:x="2.603cm" svg:y="6.246cm">
          <text:p text:style-name="P1">DB</text:p>
          <draw:enhanced-geometry svg:viewBox="0 0 88 21600" draw:glue-points="44 ?f6 44 0 0 10800 44 21600 88 10800" draw:text-areas="0 ?f6 88 ?f3" draw:type="can" draw:modifiers="7829.043683589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2.418cm" svg:height="2.417cm" svg:x="12.528cm" svg:y="6.154cm">
          <text:p text:style-name="P1">SGW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417cm" svg:height="2.418cm" svg:x="15.568cm" svg:y="6.154cm">
          <text:p text:style-name="P1">SIG2</text:p>
          <draw:enhanced-geometry svg:viewBox="0 0 21600 21600" draw:type="rectangle" draw:enhanced-path="M 0 0 L 21600 0 21600 21600 0 21600 0 0 Z N"/>
        </draw:custom-shape>
        <draw:frame draw:style-name="gr14" draw:text-style-name="P1" xml:id="id1" draw:id="id1" draw:layer="layout" svg:width="2.817cm" svg:height="2.817cm" svg:x="2.228cm" svg:y="14.5cm">
          <draw:image xlink:href="Pictures/100064440000056700000567E3047673.svg" xlink:type="simple" xlink:show="embed" xlink:actuate="onLoad">
            <text:p text:style-name="P1"><text:span text:style-name="T1">A</text:span></text:p>
            <text:p text:style-name="P1"/>
          </draw:image>
          <draw:image xlink:href="Pictures/1000020100000034000000342593919D.png" xlink:type="simple" xlink:show="embed" xlink:actuate="onLoad"/>
        </draw:frame>
        <draw:frame draw:style-name="gr14" draw:text-style-name="P2" xml:id="id3" draw:id="id3" draw:layer="layout" svg:width="2.817cm" svg:height="2.817cm" svg:x="7.584cm" svg:y="14.558cm">
          <draw:image xlink:href="Pictures/100064440000056700000567E3047673.svg" xlink:type="simple" xlink:show="embed" xlink:actuate="onLoad">
            <text:p text:style-name="P1"><text:span text:style-name="T1">B</text:span></text:p>
            <text:p text:style-name="P1"><text:span text:style-name="T1"/></text:p>
          </draw:image>
          <draw:image xlink:href="Pictures/1000020100000034000000342593919D.png" xlink:type="simple" xlink:show="embed" xlink:actuate="onLoad"/>
          <draw:glue-point draw:id="4" svg:x="-2.261cm" svg:y="-4.139cm"/>
          <draw:glue-point draw:id="5" svg:x="2.247cm" svg:y="-4.998cm"/>
        </draw:frame>
        <draw:frame draw:style-name="gr15" draw:text-style-name="P1" xml:id="id2" draw:id="id2" draw:layer="layout" svg:width="2.602cm" svg:height="3.681cm" svg:x="5.778cm" svg:y="5.64cm">
          <draw:image xlink:href="Pictures/10004ADA00002F000000427D68E3BF56.svg" xlink:type="simple" xlink:show="embed" xlink:actuate="onLoad">
            <text:p/>
          </draw:image>
          <draw:image xlink:href="Pictures/10000201000001C70000028353004750.png" xlink:type="simple" xlink:show="embed" xlink:actuate="onLoad"/>
          <draw:glue-point draw:id="4" svg:x="3.481cm" svg:y="5.001cm"/>
          <draw:glue-point draw:id="5" svg:x="-1.398cm" svg:y="5.001cm"/>
          <draw:glue-point draw:id="6" svg:x="5cm" svg:y="-2.078cm"/>
          <draw:glue-point draw:id="7" svg:x="5cm" svg:y="1.371cm"/>
        </draw:frame>
        <draw:frame draw:style-name="gr15" draw:text-style-name="P3" xml:id="id5" draw:id="id5" draw:layer="layout" svg:width="3.116cm" svg:height="2.502cm" svg:x="21.03cm" svg:y="8.593cm">
          <draw:image xlink:href="Pictures/1000DDB700005360000042EFB96DFFAB.svg" xlink:type="simple" xlink:show="embed" xlink:actuate="onLoad">
            <text:p/>
          </draw:image>
          <draw:image xlink:href="Pictures/10000201000003150000027A33B3CC73.png" xlink:type="simple" xlink:show="embed" xlink:actuate="onLoad"/>
        </draw:frame>
        <draw:custom-shape draw:style-name="gr10" draw:text-style-name="P1" draw:layer="layout" svg:width="2.418cm" svg:height="2.418cm" svg:x="19.015cm" svg:y="4.075cm">
          <text:p text:style-name="P1">APP</text:p>
          <draw:enhanced-geometry svg:viewBox="0 0 21600 21600" draw:type="rectangle" draw:enhanced-path="M 0 0 L 21600 0 21600 21600 0 21600 0 0 Z N"/>
        </draw:custom-shape>
        <draw:frame draw:style-name="gr14" draw:text-style-name="P4" xml:id="id4" draw:id="id4" draw:layer="layout" svg:width="2.817cm" svg:height="2.817cm" svg:x="21.555cm" svg:y="2.328cm">
          <draw:image xlink:href="Pictures/100064440000056700000567E3047673.svg" xlink:type="simple" xlink:show="embed" xlink:actuate="onLoad">
            <text:p text:style-name="P1"><text:span text:style-name="T1">C</text:span></text:p>
            <text:p text:style-name="P1"><text:span text:style-name="T1"/></text:p>
          </draw:image>
          <draw:image xlink:href="Pictures/1000020100000034000000342593919D.png" xlink:type="simple" xlink:show="embed" xlink:actuate="onLoad"/>
        </draw:frame>
        <draw:connector draw:style-name="gr16" draw:text-style-name="P1" draw:layer="layout" draw:type="curve" svg:x1="3.636cm" svg:y1="14.5cm" svg:x2="6.716cm" svg:y2="9.32cm" draw:start-shape="id1" draw:end-shape="id2" draw:end-glue-point="5" svg:d="M3636 14500c0-3883 3080-1294 3080-5180" svg:viewBox="0 0 3081 5181">
          <text:p/>
        </draw:connector>
        <draw:connector draw:style-name="gr16" draw:text-style-name="P1" draw:layer="layout" draw:type="curve" svg:x1="7.984cm" svg:y1="9.32cm" svg:x2="8.992cm" svg:y2="14.558cm" draw:start-shape="id2" draw:start-glue-point="4" draw:end-shape="id3" draw:end-glue-point="0" svg:d="M7984 9320c0 3930 1008 1311 1008 5238" svg:viewBox="0 0 1009 5239">
          <text:p/>
        </draw:connector>
        <draw:connector draw:style-name="gr16" draw:text-style-name="P1" draw:layer="layout" draw:type="curve" svg:x1="8.38cm" svg:y1="6.716cm" svg:x2="22.963cm" svg:y2="5.145cm" draw:start-shape="id2" draw:start-glue-point="6" draw:end-shape="id4" draw:end-glue-point="2" svg:d="M8380 6716c9722 0 14583-523 14583-1571" svg:viewBox="0 0 14584 1572">
          <text:p/>
        </draw:connector>
        <draw:connector draw:style-name="gr16" draw:text-style-name="P1" draw:layer="layout" draw:type="curve" svg:x1="8.38cm" svg:y1="7.984cm" svg:x2="22.588cm" svg:y2="8.593cm" draw:start-shape="id2" draw:start-glue-point="7" draw:end-shape="id5" draw:end-glue-point="0" svg:d="M8380 7984c9472 0 14208 203 14208 609" svg:viewBox="0 0 14209 610">
          <text:p/>
        </draw:connector>
        <draw:connector draw:style-name="gr17" draw:text-style-name="P1" draw:layer="layout" draw:type="curve" svg:x1="3.636cm" svg:y1="14.5cm" svg:x2="8.992cm" svg:y2="14.558cm" draw:start-shape="id1" draw:end-shape="id3" draw:end-glue-point="0" svg:d="M3636 14500c0-750 5356-779 5356 58" svg:viewBox="0 0 5357 625">
          <text:p/>
        </draw:connector>
        <draw:connector draw:style-name="gr17" draw:text-style-name="P1" draw:layer="layout" draw:type="curve" draw:line-skew="0.312cm" svg:x1="21.03cm" svg:y1="9.844cm" svg:x2="21.555cm" svg:y2="3.736cm" draw:start-shape="id5" draw:end-shape="id4" draw:end-glue-point="3" svg:d="M21030 9844c-282 0-544-6108 525-6108" svg:viewBox="0 0 775 61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19:16:34.234373912</meta:creation-date>
    <dc:date>2015-06-25T13:06:45.193790718</dc:date>
    <meta:editing-duration>PT1H15M3S</meta:editing-duration>
    <meta:editing-cycles>20</meta:editing-cycles>
    <meta:generator>LibreOffice/4.3.3.2$Linux_X86_64 LibreOffice_project/430m0$Build-2</meta:generator>
    <meta:document-statistic meta:object-count="26"/>
  </office:meta>
</office:document-meta>
</file>